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officeooo:rsid="00122c71" officeooo:paragraph-rsid="00122c71" style:font-size-asian="12pt" style:font-size-complex="12pt"/>
    </style:style>
    <style:style style:name="P2" style:family="paragraph" style:parent-style-name="Preformatted_20_Text">
      <style:paragraph-properties fo:text-align="start" style:justify-single-word="false"/>
      <style:text-properties style:font-name="Liberation Serif" fo:font-size="12pt" officeooo:rsid="00122c71" officeooo:paragraph-rsid="00122c71" style:font-size-asian="12pt" style:font-size-complex="12pt"/>
    </style:style>
    <style:style style:name="P3" style:family="paragraph" style:parent-style-name="Preformatted_20_Text">
      <style:paragraph-properties fo:text-align="start" style:justify-single-word="false"/>
      <style:text-properties style:font-name="Liberation Serif" fo:font-size="12pt" officeooo:rsid="0013109f" officeooo:paragraph-rsid="0013109f" style:font-size-asian="12pt" style:font-size-complex="12pt"/>
    </style:style>
    <style:style style:name="P4" style:family="paragraph" style:parent-style-name="Preformatted_20_Text" style:list-style-name="L2">
      <style:paragraph-properties fo:text-align="start" style:justify-single-word="false"/>
      <style:text-properties style:font-name="Liberation Serif" fo:font-size="12pt" officeooo:rsid="0013109f" officeooo:paragraph-rsid="0014c31a" style:font-size-asian="12pt" style:font-size-complex="12pt"/>
    </style:style>
    <style:style style:name="P5" style:family="paragraph" style:parent-style-name="Preformatted_20_Text">
      <style:paragraph-properties fo:text-align="start" style:justify-single-word="false"/>
      <style:text-properties style:font-name="Liberation Serif" fo:font-size="12pt" officeooo:rsid="0013109f" officeooo:paragraph-rsid="0014c31a" style:font-size-asian="12pt" style:font-size-complex="12pt"/>
    </style:style>
    <style:style style:name="P6" style:family="paragraph" style:parent-style-name="Preformatted_20_Text" style:list-style-name="L3">
      <style:paragraph-properties fo:text-align="start" style:justify-single-word="false"/>
      <style:text-properties style:font-name="Liberation Serif" fo:font-size="12pt" officeooo:rsid="001698e8" officeooo:paragraph-rsid="001b44e7" style:font-size-asian="12pt" style:font-size-complex="12pt"/>
    </style:style>
    <style:style style:name="P7" style:family="paragraph" style:parent-style-name="Preformatted_20_Text">
      <style:paragraph-properties fo:text-align="start" style:justify-single-word="false"/>
      <style:text-properties style:font-name="Liberation Serif" fo:font-size="12pt" officeooo:rsid="001698e8" officeooo:paragraph-rsid="001698e8" style:font-size-asian="12pt" style:font-size-complex="12pt"/>
    </style:style>
    <style:style style:name="P8" style:family="paragraph" style:parent-style-name="Preformatted_20_Text">
      <style:paragraph-properties fo:text-align="center" style:justify-single-word="false"/>
      <style:text-properties style:font-name="Liberation Serif" fo:font-size="16pt" officeooo:rsid="00122c71" officeooo:paragraph-rsid="00122c71" style:font-size-asian="16pt" style:font-size-complex="16pt"/>
    </style:style>
    <style:style style:name="P9" style:family="paragraph" style:parent-style-name="Preformatted_20_Text" style:list-style-name="L1">
      <style:paragraph-properties fo:text-align="start" style:justify-single-word="false"/>
      <style:text-properties fo:font-size="12pt" officeooo:paragraph-rsid="0013109f" style:font-size-asian="12pt" style:font-size-complex="12pt"/>
    </style:style>
    <style:style style:name="P10" style:family="paragraph" style:parent-style-name="Preformatted_20_Text">
      <style:paragraph-properties fo:text-align="start" style:justify-single-word="false"/>
      <style:text-properties fo:font-size="12pt" officeooo:paragraph-rsid="001698e8" style:font-size-asian="12pt" style:font-size-complex="12pt"/>
    </style:style>
    <style:style style:name="P11" style:family="paragraph" style:parent-style-name="Preformatted_20_Text" style:list-style-name="L4">
      <style:paragraph-properties fo:text-align="start" style:justify-single-word="false"/>
      <style:text-properties fo:font-size="12pt" officeooo:rsid="001eb24c" officeooo:paragraph-rsid="0027eed0" style:font-size-asian="12pt" style:font-size-complex="12pt"/>
    </style:style>
    <style:style style:name="P12" style:family="paragraph" style:parent-style-name="Preformatted_20_Text">
      <style:paragraph-properties fo:text-align="start" style:justify-single-word="false"/>
      <style:text-properties fo:font-size="12pt" officeooo:rsid="001eb24c" officeooo:paragraph-rsid="001eb24c" style:font-size-asian="12pt" style:font-size-complex="12pt"/>
    </style:style>
    <style:style style:name="P13" style:family="paragraph" style:parent-style-name="Preformatted_20_Text">
      <style:paragraph-properties fo:text-align="start" style:justify-single-word="false"/>
      <style:text-properties fo:font-size="12pt" officeooo:rsid="001eb24c" officeooo:paragraph-rsid="002008c8" style:font-size-asian="12pt" style:font-size-complex="12pt"/>
    </style:style>
    <style:style style:name="P14" style:family="paragraph" style:parent-style-name="Preformatted_20_Text">
      <style:paragraph-properties fo:text-align="start" style:justify-single-word="false"/>
      <style:text-properties fo:font-size="12pt" officeooo:rsid="001eb24c" officeooo:paragraph-rsid="0027eed0" style:font-size-asian="12pt" style:font-size-complex="12pt"/>
    </style:style>
    <style:style style:name="T1" style:family="text">
      <style:text-properties officeooo:rsid="0013109f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3109f"/>
    </style:style>
    <style:style style:name="T4" style:family="text">
      <style:text-properties style:font-name="Liberation Serif" officeooo:rsid="001698e8"/>
    </style:style>
    <style:style style:name="T5" style:family="text">
      <style:text-properties style:font-name="Liberation Serif" officeooo:rsid="0016cb34"/>
    </style:style>
    <style:style style:name="T6" style:family="text">
      <style:text-properties style:font-name="Liberation Serif" officeooo:rsid="00192f89"/>
    </style:style>
    <style:style style:name="T7" style:family="text">
      <style:text-properties style:font-name="Liberation Serif" officeooo:rsid="001ac6ae"/>
    </style:style>
    <style:style style:name="T8" style:family="text">
      <style:text-properties style:font-name="Liberation Serif" officeooo:rsid="002008c8"/>
    </style:style>
    <style:style style:name="T9" style:family="text">
      <style:text-properties style:font-name="Liberation Serif" officeooo:rsid="0021cd33"/>
    </style:style>
    <style:style style:name="T10" style:family="text">
      <style:text-properties style:font-name="Liberation Serif" officeooo:rsid="0022a67a"/>
    </style:style>
    <style:style style:name="T11" style:family="text">
      <style:text-properties style:font-name="Liberation Serif" officeooo:rsid="00174ccb"/>
    </style:style>
    <style:style style:name="T12" style:family="text">
      <style:text-properties style:font-name="Liberation Serif" officeooo:rsid="0027eed0"/>
    </style:style>
    <style:style style:name="T13" style:family="text">
      <style:text-properties officeooo:rsid="0014c31a"/>
    </style:style>
    <style:style style:name="T14" style:family="text">
      <style:text-properties officeooo:rsid="0016cb34"/>
    </style:style>
    <style:style style:name="T15" style:family="text">
      <style:text-properties officeooo:rsid="00174ccb"/>
    </style:style>
    <style:style style:name="T16" style:family="text">
      <style:text-properties officeooo:rsid="0018209e"/>
    </style:style>
    <style:style style:name="T17" style:family="text">
      <style:text-properties officeooo:rsid="0021cd33"/>
    </style:style>
    <style:style style:name="T18" style:family="text">
      <style:text-properties officeooo:rsid="002608c0"/>
    </style:style>
    <style:style style:name="T19" style:family="text">
      <style:text-properties officeooo:rsid="0027c812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harte graphique</text:p>
      <text:p text:style-name="P2"/>
      <text:p text:style-name="P2">Utilisation de Bootstrap <text:span text:style-name="T1">4.3.1</text:span></text:p>
      <text:p text:style-name="P3"/>
      <text:list xml:id="list4152752152" text:style-name="L1">
        <text:list-item>
          <text:p text:style-name="P9"><text:span text:style-name="T3">Barre de navigation : Classe navbar navbar-expand-sm bg-dark navbar-dark</text:span></text:p>
        </text:list-item>
      </text:list>
      <text:p text:style-name="P3">→ Fond gris foncé</text:p>
      <text:p text:style-name="P3">→ Icône du site en haut à gauche</text:p>
      <text:p text:style-name="P3">→<text:span text:style-name="T19"> Onglets alignés à gauche</text:span></text:p>
      <text:p text:style-name="P3">→ Texte en gris clair puis en blanc une fois survolé</text:p>
      <text:p text:style-name="P3">→ Police et taille par défaut</text:p>
      <text:p text:style-name="P3"/>
      <text:list xml:id="list1674742420" text:style-name="L2">
        <text:list-item>
          <text:p text:style-name="P4">Reste de la page : <text:span text:style-name="T14">Classe container-fluid</text:span></text:p>
        </text:list-item>
      </text:list>
      <text:p text:style-name="P5">→<text:span text:style-name="T13"> F</text:span>ond blanc <text:span text:style-name="T13">sur le reste de la page</text:span></text:p>
      <text:p text:style-name="P5">→<text:span text:style-name="T13"> Titres des sections </text:span>(Recherche, titre du résultat, …) : balises HTML &lt;h2&gt;</text:p>
      <text:p text:style-name="P5">→<text:span text:style-name="T13"> Sous titres des sections : balises HTML &lt;h4&gt;</text:span></text:p>
      <text:p text:style-name="P5">→<text:span text:style-name="T17"> Pour le reste, texte par défaut, boutons par défaut</text:span></text:p>
      <text:p text:style-name="P5">→<text:span text:style-name="T16"> Affichage des dates au formats français : JJ/MM/AAAA</text:span></text:p>
      <text:p text:style-name="P5"/>
      <text:list xml:id="list1659404226" text:style-name="L3">
        <text:list-item>
          <text:p text:style-name="P6">Section filtres : <text:bookmark-start text:name="__DdeLink__3_1634021064"/><text:span text:style-name="T15">Classe col-md-2 (2/12 de la largeur de la page)</text:span><text:bookmark-end text:name="__DdeLink__3_1634021064"/></text:p>
        </text:list-item>
      </text:list>
      <text:p text:style-name="P7">→ Utilisation des radios boutons et des checkboxs par défaut</text:p>
      <text:p text:style-name="P10"><text:span text:style-name="T4">→</text:span><text:span text:style-name="T5"> Les radios boutons et checkbox sont décallés de 2 « &amp;nbs » </text:span><text:span text:style-name="T6">sur la droite </text:span><text:span text:style-name="T7">mais pas les dates</text:span></text:p>
      <text:p text:style-name="P10"><text:span text:style-name="T7">→</text:span><text:span text:style-name="T10"> Pas de survol</text:span></text:p>
      <text:p text:style-name="P10"><text:span text:style-name="T7"/></text:p>
      <text:list xml:id="list2292536946" text:style-name="L4">
        <text:list-item>
          <text:p text:style-name="P11"><text:span text:style-name="T7">P</text:span><text:span text:style-name="T2">résentation des résultats de requete </text:span><text:span text:style-name="T11">Classe col-md-</text:span><text:span text:style-name="T12">10</text:span><text:span text:style-name="T11"> (</text:span><text:span text:style-name="T12">10</text:span><text:span text:style-name="T11">/12 de la largeur de la page</text:span></text:p>
        </text:list-item>
      </text:list>
      <text:p text:style-name="P14"><text:span text:style-name="T11">→</text:span><text:span text:style-name="T12"> Présentation en </text:span><text:span text:style-name="T2">ligne dans une table : Classe table </text:span><text:bookmark-start text:name="__DdeLink__1_1634021064"/><text:span text:style-name="T2">table-striped</text:span><text:bookmark-end text:name="__DdeLink__1_1634021064"/></text:p>
      <text:p text:style-name="P13"><text:span text:style-name="T2">→ Affichage d’une ligne sur deux avec un fond gris clair </text:span><text:span text:style-name="T8">(</text:span><text:span text:style-name="T2">table-striped</text:span><text:span text:style-name="T8">)</text:span></text:p>
      <text:p text:style-name="P12"><text:span text:style-name="T2">→ </text:span><text:span text:style-name="T10">Pas de survol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2T09:45:47.889076206</dc:date>
    <meta:editing-duration>PT38M39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197" meta:character-count="1056" meta:non-whitespace-character-count="885"/>
  </office:meta>
</office:document-meta>
</file>